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2.022in"/>
    </style:style>
    <style:style style:name="co4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1.5307in"/>
    </style:style>
    <style:style style:name="co6" style:family="table-column">
      <style:table-column-properties fo:break-before="auto" style:column-width="1.9134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1.1701in"/>
    </style:style>
    <style:style style:name="co9" style:family="table-column">
      <style:table-column-properties fo:break-before="auto" style:column-width="0.8209in"/>
    </style:style>
    <style:style style:name="co11" style:family="table-column">
      <style:table-column-properties fo:break-before="auto" style:column-width="2.4701in"/>
    </style:style>
    <style:style style:name="co12" style:family="table-column">
      <style:table-column-properties fo:break-before="auto" style:column-width="3.1693in"/>
    </style:style>
    <style:style style:name="co13" style:family="table-column">
      <style:table-column-properties fo:break-before="auto" style:column-width="1.2945in"/>
    </style:style>
    <style:style style:name="co14" style:family="table-column">
      <style:table-column-properties fo:break-before="auto" style:column-width="2.9626in"/>
    </style:style>
    <style:style style:name="co15" style:family="table-column">
      <style:table-column-properties fo:break-before="auto" style:column-width="3.6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33cc66"/>
      <style:text-properties fo:color="#000000"/>
    </style:style>
    <style:style style:name="ce2" style:family="table-cell" style:parent-style-name="Default" style:data-style-name="N4">
      <style:table-cell-properties fo:background-color="#33cc66"/>
      <style:text-properties fo:color="#000000"/>
    </style:style>
    <style:style style:name="ce3" style:family="table-cell" style:parent-style-name="Default" style:data-style-name="N4">
      <style:table-cell-properties fo:background-color="#33cc66"/>
      <style:text-properties fo:color="#000000" style:font-name="Arial" style:font-name-asian="DejaVu Sans" style:font-name-complex="Lohit Hindi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 style:data-style-name="N4">
      <style:table-cell-properties fo:background-color="#ff3333"/>
      <style:text-properties fo:color="#000000"/>
    </style:style>
    <style:style style:name="ce7" style:family="table-cell" style:parent-style-name="Default" style:data-style-name="N4">
      <style:table-cell-properties fo:background-color="#ff3333"/>
      <style:text-properties fo:color="#000000" style:font-name="Arial" style:font-name-asian="DejaVu Sans" style:font-name-complex="Lohit Hindi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fo:background-color="#ffff00"/>
      <style:text-properties fo:color="#000000"/>
    </style:style>
    <style:style style:name="ce10" style:family="table-cell" style:parent-style-name="Default" style:data-style-name="N11">
      <style:table-cell-properties fo:background-color="#ffff00"/>
      <style:text-properties fo:color="#000000" style:font-name="Arial" style:font-name-asian="DejaVu Sans" style:font-name-complex="Lohit Hindi"/>
    </style:style>
    <style:style style:name="ce11" style:family="table-cell" style:parent-style-name="Default">
      <style:text-properties style:font-name="Arial" style:font-name-asian="DejaVu Sans" style:font-name-complex="Lohit Hindi"/>
    </style:style>
    <style:style style:name="ce12" style:family="table-cell" style:parent-style-name="Default">
      <style:table-cell-properties fo:background-color="#ffff00"/>
      <style:text-properties style:use-window-font-color="true"/>
    </style:style>
    <style:style style:name="ce13" style:family="table-cell" style:parent-style-name="Default" style:data-style-name="N11">
      <style:table-cell-properties fo:background-color="#ffff00"/>
      <style:text-properties style:use-window-font-color="true"/>
    </style:style>
    <style:style style:name="ce14" style:family="table-cell" style:parent-style-name="Default" style:data-style-name="N11">
      <style:table-cell-properties fo:background-color="#33cc66"/>
      <style:text-properties fo:color="#000000"/>
    </style:style>
    <style:style style:name="ce15" style:family="table-cell" style:parent-style-name="Default" style:data-style-name="N11">
      <style:table-cell-properties fo:background-color="#ff3333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Default" office:value-type="string">
            <text:p>OSA USER_TIME</text:p>
          </table:table-cell>
          <table:table-cell table:style-name="Default" office:value-type="string">
            <text:p>OSA AVG_HEAP_MEMORY</text:p>
          </table:table-cell>
          <table:table-cell office:value-type="string">
            <text:p>OSA VALUE</text:p>
          </table:table-cell>
          <table:table-cell office:value-type="string">
            <text:p>BB USER_TIME</text:p>
          </table:table-cell>
          <table:table-cell office:value-type="string">
            <text:p>BB AVG_HEAP_MEMORY</text:p>
          </table:table-cell>
          <table:table-cell office:value-type="string">
            <text:p>BB VALUE</text:p>
          </table:table-cell>
          <table:table-cell office:value-type="string">
            <text:p>OSA &lt; BB</text:p>
          </table:table-cell>
          <table:table-cell office:value-type="string">
            <text:p>OSA = BB</text:p>
          </table:table-cell>
          <table:table-cell office:value-type="string">
            <text:p>OSA Speedup(USER_TIME) over BB</text:p>
          </table:table-cell>
          <table:table-cell office:value-type="string">
            <text:p>OSA Speedup(AVG_HEAP_MEMORY) over BB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table:style-name="Default" office:value-type="float" office:value="29399.491003">
            <text:p>29399.49</text:p>
          </table:table-cell>
          <table:table-cell table:style-name="Default" office:value-type="float" office:value="262.107561530612">
            <text:p>262.11</text:p>
          </table:table-cell>
          <table:table-cell office:value-type="float" office:value="11821100080.0237">
            <text:p>11,821,100,080.02</text:p>
          </table:table-cell>
          <table:table-cell office:value-type="float" office:value="12724.779912">
            <text:p>12724.78</text:p>
          </table:table-cell>
          <table:table-cell office:value-type="float" office:value="114.098143279099">
            <text:p>114.1</text:p>
          </table:table-cell>
          <table:table-cell office:value-type="string">
            <text:p>NaN</text:p>
          </table:table-cell>
          <table:table-cell table:style-name="ce11" table:formula="of:=[.C2] &lt; [.F2]" office:value-type="boolean" office:boolean-value="true">
            <text:p>TRUE</text:p>
          </table:table-cell>
          <table:table-cell table:style-name="ce11" table:formula="of:=[.C2] = [.F2]" office:value-type="boolean" office:boolean-value="false">
            <text:p>FALSE</text:p>
          </table:table-cell>
          <table:table-cell table:formula="of:= 1 - [.A2] / [.D2]" office:value-type="float" office:value="-1.31041253415118">
            <text:p>-1.31</text:p>
          </table:table-cell>
          <table:table-cell table:formula="of:= 1 - [.B2] / [.E2]" office:value-type="float" office:value="-1.29721145320887">
            <text:p>-1.3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table:style-name="Default" office:value-type="float" office:value="28901.473745">
            <text:p>28901.47</text:p>
          </table:table-cell>
          <table:table-cell table:style-name="Default" office:value-type="float" office:value="265.316804954342">
            <text:p>265.32</text:p>
          </table:table-cell>
          <table:table-cell office:value-type="float" office:value="11449337711.6577">
            <text:p>11,449,337,711.66</text:p>
          </table:table-cell>
          <table:table-cell office:value-type="float" office:value="12629.233089">
            <text:p>12629.23</text:p>
          </table:table-cell>
          <table:table-cell office:value-type="float" office:value="158.959109772976">
            <text:p>158.96</text:p>
          </table:table-cell>
          <table:table-cell office:value-type="string">
            <text:p>NaN</text:p>
          </table:table-cell>
          <table:table-cell table:style-name="ce11" table:formula="of:=[.C3] &lt; [.F3]" office:value-type="boolean" office:boolean-value="true">
            <text:p>TRUE</text:p>
          </table:table-cell>
          <table:table-cell table:style-name="ce11" table:formula="of:=[.C3] = [.F3]" office:value-type="boolean" office:boolean-value="false">
            <text:p>FALSE</text:p>
          </table:table-cell>
          <table:table-cell table:formula="of:= 1 - [.A3] / [.D3]" office:value-type="float" office:value="-1.28845833641102">
            <text:p>-1.29</text:p>
          </table:table-cell>
          <table:table-cell table:formula="of:= 1 - [.B3] / [.E3]" office:value-type="float" office:value="-0.669088392186307">
            <text:p>-0.67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table:style-name="Default" office:value-type="float" office:value="30907.322501">
            <text:p>30907.32</text:p>
          </table:table-cell>
          <table:table-cell table:style-name="Default" office:value-type="float" office:value="262.720599134253">
            <text:p>262.72</text:p>
          </table:table-cell>
          <table:table-cell office:value-type="float" office:value="11246837214.1972">
            <text:p>11,246,837,214.20</text:p>
          </table:table-cell>
          <table:table-cell office:value-type="float" office:value="14427.921595">
            <text:p>14427.92</text:p>
          </table:table-cell>
          <table:table-cell office:value-type="float" office:value="162.226519550043">
            <text:p>162.23</text:p>
          </table:table-cell>
          <table:table-cell office:value-type="string">
            <text:p>NaN</text:p>
          </table:table-cell>
          <table:table-cell table:style-name="ce11" table:formula="of:=[.C4] &lt; [.F4]" office:value-type="boolean" office:boolean-value="true">
            <text:p>TRUE</text:p>
          </table:table-cell>
          <table:table-cell table:style-name="ce11" table:formula="of:=[.C4] = [.F4]" office:value-type="boolean" office:boolean-value="false">
            <text:p>FALSE</text:p>
          </table:table-cell>
          <table:table-cell table:formula="of:= 1 - [.A4] / [.D4]" office:value-type="float" office:value="-1.14218813829089">
            <text:p>-1.14</text:p>
          </table:table-cell>
          <table:table-cell table:formula="of:= 1 - [.B4] / [.E4]" office:value-type="float" office:value="-0.619467642300062">
            <text:p>-0.62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table:style-name="Default" office:value-type="float" office:value="30688.416891">
            <text:p>30688.42</text:p>
          </table:table-cell>
          <table:table-cell table:style-name="Default" office:value-type="float" office:value="279.243013538925">
            <text:p>279.24</text:p>
          </table:table-cell>
          <table:table-cell office:value-type="float" office:value="11314358289.7673">
            <text:p>11,314,358,289.77</text:p>
          </table:table-cell>
          <table:table-cell office:value-type="float" office:value="12637.55172">
            <text:p>12637.55</text:p>
          </table:table-cell>
          <table:table-cell office:value-type="float" office:value="168.046388695574">
            <text:p>168.05</text:p>
          </table:table-cell>
          <table:table-cell office:value-type="string">
            <text:p>NaN</text:p>
          </table:table-cell>
          <table:table-cell table:style-name="ce11" table:formula="of:=[.C5] &lt; [.F5]" office:value-type="boolean" office:boolean-value="true">
            <text:p>TRUE</text:p>
          </table:table-cell>
          <table:table-cell table:style-name="ce11" table:formula="of:=[.C5] = [.F5]" office:value-type="boolean" office:boolean-value="false">
            <text:p>FALSE</text:p>
          </table:table-cell>
          <table:table-cell table:formula="of:= 1 - [.A5] / [.D5]" office:value-type="float" office:value="-1.42835143791601">
            <text:p>-1.43</text:p>
          </table:table-cell>
          <table:table-cell table:formula="of:= 1 - [.B5] / [.E5]" office:value-type="float" office:value="-0.661701960431834">
            <text:p>-0.66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table:style-name="Default" office:value-type="float" office:value="30360.788076">
            <text:p>30360.79</text:p>
          </table:table-cell>
          <table:table-cell table:style-name="Default" office:value-type="float" office:value="220.045879546399">
            <text:p>220.05</text:p>
          </table:table-cell>
          <table:table-cell office:value-type="float" office:value="11318870367.293">
            <text:p>11,318,870,367.29</text:p>
          </table:table-cell>
          <table:table-cell office:value-type="float" office:value="14597.570879">
            <text:p>14597.57</text:p>
          </table:table-cell>
          <table:table-cell office:value-type="float" office:value="111.095637733488">
            <text:p>111.1</text:p>
          </table:table-cell>
          <table:table-cell office:value-type="string">
            <text:p>NaN</text:p>
          </table:table-cell>
          <table:table-cell table:style-name="ce11" table:formula="of:=[.C6] &lt; [.F6]" office:value-type="boolean" office:boolean-value="true">
            <text:p>TRUE</text:p>
          </table:table-cell>
          <table:table-cell table:style-name="ce11" table:formula="of:=[.C6] = [.F6]" office:value-type="boolean" office:boolean-value="false">
            <text:p>FALSE</text:p>
          </table:table-cell>
          <table:table-cell table:formula="of:= 1 - [.A6] / [.D6]" office:value-type="float" office:value="-1.0798520745446">
            <text:p>-1.08</text:p>
          </table:table-cell>
          <table:table-cell table:formula="of:= 1 - [.B6] / [.E6]" office:value-type="float" office:value="-0.980688747422073">
            <text:p>-0.98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table:style-name="Default" office:value-type="float" office:value="29850.698552">
            <text:p>29850.7</text:p>
          </table:table-cell>
          <table:table-cell table:style-name="Default" office:value-type="float" office:value="263.339418846971">
            <text:p>263.34</text:p>
          </table:table-cell>
          <table:table-cell office:value-type="float" office:value="11544826643.9977">
            <text:p>11,544,826,644.00</text:p>
          </table:table-cell>
          <table:table-cell office:value-type="float" office:value="14536.771863">
            <text:p>14536.77</text:p>
          </table:table-cell>
          <table:table-cell office:value-type="float" office:value="110.725086779133">
            <text:p>110.73</text:p>
          </table:table-cell>
          <table:table-cell office:value-type="string">
            <text:p>NaN</text:p>
          </table:table-cell>
          <table:table-cell table:style-name="ce11" table:formula="of:=[.C7] &lt; [.F7]" office:value-type="boolean" office:boolean-value="true">
            <text:p>TRUE</text:p>
          </table:table-cell>
          <table:table-cell table:style-name="ce11" table:formula="of:=[.C7] = [.F7]" office:value-type="boolean" office:boolean-value="false">
            <text:p>FALSE</text:p>
          </table:table-cell>
          <table:table-cell table:formula="of:= 1 - [.A7] / [.D7]" office:value-type="float" office:value="-1.05346130718183">
            <text:p>-1.05</text:p>
          </table:table-cell>
          <table:table-cell table:formula="of:= 1 - [.B7] / [.E7]" office:value-type="float" office:value="-1.37831756566841">
            <text:p>-1.38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table:style-name="Default" office:value-type="float" office:value="29280.903942">
            <text:p>29280.9</text:p>
          </table:table-cell>
          <table:table-cell table:style-name="Default" office:value-type="float" office:value="277.02754316745">
            <text:p>277.03</text:p>
          </table:table-cell>
          <table:table-cell office:value-type="float" office:value="11625251596.3613">
            <text:p>11,625,251,596.36</text:p>
          </table:table-cell>
          <table:table-cell office:value-type="float" office:value="14418.83137">
            <text:p>14418.83</text:p>
          </table:table-cell>
          <table:table-cell office:value-type="float" office:value="161.206078604694">
            <text:p>161.21</text:p>
          </table:table-cell>
          <table:table-cell office:value-type="string">
            <text:p>NaN</text:p>
          </table:table-cell>
          <table:table-cell table:style-name="ce11" table:formula="of:=[.C8] &lt; [.F8]" office:value-type="boolean" office:boolean-value="true">
            <text:p>TRUE</text:p>
          </table:table-cell>
          <table:table-cell table:style-name="ce11" table:formula="of:=[.C8] = [.F8]" office:value-type="boolean" office:boolean-value="false">
            <text:p>FALSE</text:p>
          </table:table-cell>
          <table:table-cell table:formula="of:= 1 - [.A8] / [.D8]" office:value-type="float" office:value="-1.03074043871005">
            <text:p>-1.03</text:p>
          </table:table-cell>
          <table:table-cell table:formula="of:= 1 - [.B8] / [.E8]" office:value-type="float" office:value="-0.718468345395151">
            <text:p>-0.72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table:style-name="Default" office:value-type="float" office:value="30464.012365">
            <text:p>30464.01</text:p>
          </table:table-cell>
          <table:table-cell table:style-name="Default" office:value-type="float" office:value="267.352322955368">
            <text:p>267.35</text:p>
          </table:table-cell>
          <table:table-cell office:value-type="float" office:value="11230073882.5426">
            <text:p>11,230,073,882.54</text:p>
          </table:table-cell>
          <table:table-cell office:value-type="float" office:value="12650.485779">
            <text:p>12650.49</text:p>
          </table:table-cell>
          <table:table-cell office:value-type="float" office:value="153.745160247863">
            <text:p>153.75</text:p>
          </table:table-cell>
          <table:table-cell office:value-type="string">
            <text:p>NaN</text:p>
          </table:table-cell>
          <table:table-cell table:style-name="ce11" table:formula="of:=[.C9] &lt; [.F9]" office:value-type="boolean" office:boolean-value="true">
            <text:p>TRUE</text:p>
          </table:table-cell>
          <table:table-cell table:style-name="ce11" table:formula="of:=[.C9] = [.F9]" office:value-type="boolean" office:boolean-value="false">
            <text:p>FALSE</text:p>
          </table:table-cell>
          <table:table-cell table:formula="of:= 1 - [.A9] / [.D9]" office:value-type="float" office:value="-1.40812984554085">
            <text:p>-1.41</text:p>
          </table:table-cell>
          <table:table-cell table:formula="of:= 1 - [.B9] / [.E9]" office:value-type="float" office:value="-0.738931635469698">
            <text:p>-0.74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table:style-name="Default" office:value-type="float" office:value="30151.094229">
            <text:p>30151.09</text:p>
          </table:table-cell>
          <table:table-cell table:style-name="Default" office:value-type="float" office:value="262.298577527717">
            <text:p>262.3</text:p>
          </table:table-cell>
          <table:table-cell office:value-type="float" office:value="11420827787.231">
            <text:p>11,420,827,787.23</text:p>
          </table:table-cell>
          <table:table-cell office:value-type="float" office:value="14310.723498">
            <text:p>14310.72</text:p>
          </table:table-cell>
          <table:table-cell office:value-type="float" office:value="256.169090686318">
            <text:p>256.17</text:p>
          </table:table-cell>
          <table:table-cell office:value-type="string">
            <text:p>NaN</text:p>
          </table:table-cell>
          <table:table-cell table:style-name="ce11" table:formula="of:=[.C10] &lt; [.F10]" office:value-type="boolean" office:boolean-value="true">
            <text:p>TRUE</text:p>
          </table:table-cell>
          <table:table-cell table:style-name="ce11" table:formula="of:=[.C10] = [.F10]" office:value-type="boolean" office:boolean-value="false">
            <text:p>FALSE</text:p>
          </table:table-cell>
          <table:table-cell table:formula="of:= 1 - [.A10] / [.D10]" office:value-type="float" office:value="-1.10688818306173">
            <text:p>-1.11</text:p>
          </table:table-cell>
          <table:table-cell table:formula="of:= 1 - [.B10] / [.E10]" office:value-type="float" office:value="-0.0239275036070026">
            <text:p>-0.02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table:style-name="Default" office:value-type="float" office:value="31899.615264">
            <text:p>31899.62</text:p>
          </table:table-cell>
          <table:table-cell table:style-name="Default" office:value-type="float" office:value="286.068405921798">
            <text:p>286.07</text:p>
          </table:table-cell>
          <table:table-cell office:value-type="float" office:value="11038341458.5486">
            <text:p>11,038,341,458.55</text:p>
          </table:table-cell>
          <table:table-cell office:value-type="float" office:value="12932.232139">
            <text:p>12932.23</text:p>
          </table:table-cell>
          <table:table-cell office:value-type="float" office:value="182.231027897203">
            <text:p>182.23</text:p>
          </table:table-cell>
          <table:table-cell office:value-type="string">
            <text:p>NaN</text:p>
          </table:table-cell>
          <table:table-cell table:style-name="ce11" table:formula="of:=[.C11] &lt; [.F11]" office:value-type="boolean" office:boolean-value="true">
            <text:p>TRUE</text:p>
          </table:table-cell>
          <table:table-cell table:style-name="ce11" table:formula="of:=[.C11] = [.F11]" office:value-type="boolean" office:boolean-value="false">
            <text:p>FALSE</text:p>
          </table:table-cell>
          <table:table-cell table:formula="of:= 1 - [.A11] / [.D11]" office:value-type="float" office:value="-1.46667512005137">
            <text:p>-1.47</text:p>
          </table:table-cell>
          <table:table-cell table:formula="of:= 1 - [.B11] / [.E11]" office:value-type="float" office:value="-0.569811734164013">
            <text:p>-0.57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OSA minimum time [s]</text:p>
          </table:table-cell>
          <table:table-cell table:style-name="ce5" office:value-type="string">
            <text:p>OSA minimum memory [MB]</text:p>
          </table:table-cell>
          <table:table-cell table:style-name="ce9" office:value-type="string">
            <text:p>OSA minimum cost</text:p>
          </table:table-cell>
          <table:table-cell table:style-name="ce1" office:value-type="string">
            <text:p>BB minimum time [s]</text:p>
          </table:table-cell>
          <table:table-cell table:style-name="ce5" office:value-type="string">
            <text:p>BB minimum memory [MB]</text:p>
          </table:table-cell>
          <table:table-cell table:style-name="ce9" office:value-type="string">
            <text:p>BB minimum cost</text:p>
          </table:table-cell>
          <table:table-cell table:style-name="ce12" table:formula="of:=[.G1]" office:value-type="string" office:string-value="OSA &lt; BB">
            <text:p>OSA &lt; BB</text:p>
          </table:table-cell>
          <table:table-cell table:style-name="ce12" table:formula="of:=[.H1]" office:value-type="string" office:string-value="OSA = BB">
            <text:p>OSA = BB</text:p>
          </table:table-cell>
          <table:table-cell table:style-name="ce1" table:formula="of:=[.I1]" office:value-type="string" office:string-value="OSA Speedup(USER_TIME) over BB">
            <text:p>OSA Speedup(USER_TIME) over BB</text:p>
          </table:table-cell>
          <table:table-cell table:style-name="ce5" table:formula="of:=[.J1]" office:value-type="string" office:string-value="OSA Speedup(AVG_HEAP_MEMORY) over BB">
            <text:p>OSA Speedup(AVG_HEAP_MEMORY) over BB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2" table:formula="of:=MINA([.A2:.A11])" office:value-type="float" office:value="28901.473745">
            <text:p>28,901.47</text:p>
          </table:table-cell>
          <table:table-cell table:style-name="ce6" table:formula="of:=MINA([.B2:.B11])" office:value-type="float" office:value="220.045879546399">
            <text:p>220.05</text:p>
          </table:table-cell>
          <table:table-cell table:style-name="ce9" table:formula="of:=MINA([.C2:.C11])" office:value-type="float" office:value="11038341458.5486">
            <text:p>11,038,341,458.55</text:p>
          </table:table-cell>
          <table:table-cell table:style-name="ce2" table:formula="of:=MINA([.D2:.D11])" office:value-type="float" office:value="12629.233089">
            <text:p>12,629.23</text:p>
          </table:table-cell>
          <table:table-cell table:style-name="ce6" table:formula="of:=MINA([.E2:.E11])" office:value-type="float" office:value="110.725086779133">
            <text:p>110.73</text:p>
          </table:table-cell>
          <table:table-cell table:style-name="ce9" table:formula="of:=MINA([.F2:.F11])" office:value-type="float" office:value="0">
            <text:p>0.00</text:p>
          </table:table-cell>
          <table:table-cell table:style-name="ce13" table:formula="of:=COUNTIF([.G2:.G11]; 1)/10" office:value-type="percentage" office:value="1">
            <text:p>100.00%</text:p>
          </table:table-cell>
          <table:table-cell table:style-name="ce13" table:formula="of:=COUNTIF([.H2:.H11]; 1)/100" office:value-type="percentage" office:value="0">
            <text:p>0.00%</text:p>
          </table:table-cell>
          <table:table-cell table:style-name="ce14" table:formula="of:=AVERAGE([.I2:.I11])" office:value-type="percentage" office:value="-1.23151574158595">
            <text:p>-123.15%</text:p>
          </table:table-cell>
          <table:table-cell table:style-name="ce15" table:formula="of:=AVERAGE([.J2:.J11])" office:value-type="percentage" office:value="-0.765761497985342">
            <text:p>-76.58%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OSA maximum time [s]</text:p>
          </table:table-cell>
          <table:table-cell table:style-name="ce5" office:value-type="string">
            <text:p>OSA maximum memory [MB]</text:p>
          </table:table-cell>
          <table:table-cell table:style-name="ce9" office:value-type="string">
            <text:p>OSA maximum cost</text:p>
          </table:table-cell>
          <table:table-cell table:style-name="ce1" office:value-type="string">
            <text:p>BB maximum time [s]</text:p>
          </table:table-cell>
          <table:table-cell table:style-name="ce5" office:value-type="string">
            <text:p>BB maximum memory [MB]</text:p>
          </table:table-cell>
          <table:table-cell table:style-name="ce9" office:value-type="string">
            <text:p>BB maximum cost</text:p>
          </table:table-cell>
          <table:table-cell table:style-name="ce12" office:value-type="string">
            <text:p>(higher is better)</text:p>
          </table:table-cell>
          <table:table-cell table:style-name="ce12"/>
          <table:table-cell table:style-name="ce1" office:value-type="string">
            <text:p>(higher is better)</text:p>
          </table:table-cell>
          <table:table-cell table:style-name="ce5" office:value-type="string">
            <text:p>(higher is better)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2" table:formula="of:=MAXA([.A2:.A11])" office:value-type="float" office:value="31899.615264">
            <text:p>31,899.62</text:p>
          </table:table-cell>
          <table:table-cell table:style-name="ce7" table:formula="of:=MAXA([.B2:.B11])" office:value-type="float" office:value="286.068405921798">
            <text:p>286.07</text:p>
          </table:table-cell>
          <table:table-cell table:style-name="ce9" table:formula="of:=MAXA([.C2:.C11])" office:value-type="float" office:value="11821100080.0237">
            <text:p>11,821,100,080.02</text:p>
          </table:table-cell>
          <table:table-cell table:style-name="ce2" table:formula="of:=MAXA([.D1:.D11])" office:value-type="float" office:value="14597.570879">
            <text:p>14,597.57</text:p>
          </table:table-cell>
          <table:table-cell table:style-name="ce7" table:formula="of:=MAXA([.E2:.E11])" office:value-type="float" office:value="256.169090686318">
            <text:p>256.17</text:p>
          </table:table-cell>
          <table:table-cell table:style-name="ce9" table:formula="of:=MAXA([.F1:.F11])" office:value-type="float" office:value="0">
            <text:p>0.00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OSA average time [s]</text:p>
          </table:table-cell>
          <table:table-cell table:style-name="ce5" office:value-type="string">
            <text:p>OSA average memory [MB]</text:p>
          </table:table-cell>
          <table:table-cell table:style-name="ce9" office:value-type="string">
            <text:p>OSA average cost</text:p>
          </table:table-cell>
          <table:table-cell table:style-name="ce1" office:value-type="string">
            <text:p>BB average time [s]</text:p>
          </table:table-cell>
          <table:table-cell table:style-name="ce5" office:value-type="string">
            <text:p>BB average memory [MB]</text:p>
          </table:table-cell>
          <table:table-cell table:style-name="ce9" office:value-type="string">
            <text:p>BB average cost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ce3" table:formula="of:=AVERAGE([.A2:.A11])" office:value-type="float" office:value="30190.3816568">
            <text:p>30,190.38</text:p>
          </table:table-cell>
          <table:table-cell table:style-name="ce7" table:formula="of:=AVERAGE([.B2:.B11])" office:value-type="float" office:value="264.552012712383">
            <text:p>264.55</text:p>
          </table:table-cell>
          <table:table-cell table:style-name="ce9" table:formula="of:=AVERAGE([.C2:.C11])" office:value-type="float" office:value="11400982503.162">
            <text:p>11,400,982,503.16</text:p>
          </table:table-cell>
          <table:table-cell table:style-name="ce3" table:formula="of:=AVERAGE([.D2:.D11])" office:value-type="float" office:value="13586.6101844">
            <text:p>13,586.61</text:p>
          </table:table-cell>
          <table:table-cell table:style-name="ce7" table:formula="of:=AVERAGE([.E2:.E11])" office:value-type="float" office:value="157.850224324639">
            <text:p>157.85</text:p>
          </table:table-cell>
          <table:table-cell table:style-name="ce9" table:formula="of:=AVERAGE([.F1:.F11])" office:value-type="float" office:value="0">
            <text:p>#DIV/0!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ce9" office:value-type="string">
            <text:p>OSA # minimum cost</text:p>
          </table:table-cell>
          <table:table-cell table:number-columns-repeated="2"/>
          <table:table-cell table:style-name="ce9" office:value-type="string">
            <text:p>BB # minimum cost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ce10" table:formula="of:=COUNTIF([.C2:.C11]; [.C13])/10" office:value-type="percentage" office:value="0.1">
            <text:p>10.00%</text:p>
          </table:table-cell>
          <table:table-cell table:number-columns-repeated="2"/>
          <table:table-cell table:style-name="ce10" table:formula="of:=COUNTIF([.F2:.F11]; [.F13])/10" office:value-type="percentage" office:value="0">
            <text:p>0.00%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office:value-type="string">
            <text:p>Branch and Bound didn't find any suitable solution.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office:value-type="string">
            <text:p><text:s/>Totally 6025442 (partial) mappings have been generated. From these, 5948766 mappings (98.72746264921312%) were pruned.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 table:number-rows-repeated="88"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</table:table-row>
        <table:table-row table:style-name="ro2" table:number-rows-repeated="892">
          <table:table-cell table:style-name="Default" table:number-columns-repeated="2"/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 table:number-rows-repeated="8">
          <table:table-cell table:style-name="Default" table:number-columns-repeated="2"/>
          <table:table-cell table:number-columns-repeated="19"/>
        </table:table-row>
        <table:table-row table:style-name="ro2" table:number-rows-repeated="64525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10:2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iprian Radu</meta:initial-creator>
    <meta:creation-date>2011-01-08T17:06:18</meta:creation-date>
    <dc:date>2011-02-16T10:28:52.13</dc:date>
    <dc:creator>Ciprian Radu</dc:creator>
    <meta:editing-duration>PT09H10M43S</meta:editing-duration>
    <meta:editing-cycles>55</meta:editing-cycles>
    <meta:generator>OpenOffice.org/3.2$Win32 OpenOffice.org_project/320m18$Build-9502</meta:generator>
    <meta:document-statistic meta:table-count="3" meta:cell-count="163" meta:object-count="0"/>
  </office:meta>
</office:document-meta>
</file>